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16_4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3" calcext:value-type="float">
            <text:p>1666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1" calcext:value-type="float">
            <text:p>1666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2" calcext:value-type="float">
            <text:p>6664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60" calcext:value-type="float">
            <text:p>6666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24" calcext:value-type="float">
            <text:p>1822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12" calcext:value-type="float">
            <text:p>182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16" calcext:value-type="float">
            <text:p>6661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48" calcext:value-type="float">
            <text:p>1824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32" calcext:value-type="float">
            <text:p>3432</text:p>
          </table:table-cell>
        </table:table-row>
      </table:table>
      <table:table table:name="Pivot Table_datalog16_44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7" calcext:value-type="float">
            <text:p>15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41" calcext:value-type="float">
            <text:p>1041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2.333333333333" calcext:value-type="float">
            <text:p>122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112.33333333333" calcext:value-type="float">
            <text:p>1112.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66.66666666667" calcext:value-type="float">
            <text:p>4166.66666666667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8.666666666667" calcext:value-type="float">
            <text:p>508.66666666666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9.66666666667" calcext:value-type="float">
            <text:p>1869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6.333333333333" calcext:value-type="float">
            <text:p>896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39.66666666667" calcext:value-type="float">
            <text:p>4539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64.6666666667" calcext:value-type="float">
            <text:p>16664.6666666667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31.66666666667" calcext:value-type="float">
            <text:p>2031.6666666666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59.66666666667" calcext:value-type="float">
            <text:p>7459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29.33333333333" calcext:value-type="float">
            <text:p>3429.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228" calcext:value-type="float">
            <text:p>18228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639.3333333333" calcext:value-type="float">
            <text:p>66639.333333333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41.59722222222" calcext:value-type="float">
            <text:p>5441.59722222222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16_44_1'.A1:'Pivot Table_datalog16_44_1'.D26" table:buttons="'Pivot Table_datalog16_44_1'.A1 'Pivot Table_datalog16_44_1'.B1 'Pivot Table_datalog16_44_1'.C1" table:show-filter-button="false" table:drill-down-on-double-click="false">
          <table:source-cell-range table:cell-range-address="datalog16_44.A1:datalog16_44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41" table:display="true" table:show-details="true"/>
                <table:data-pilot-member table:name="65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239" table:display="true" table:show-details="true"/>
                <table:data-pilot-member table:name="469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19" table:display="true" table:show-details="true"/>
                <table:data-pilot-member table:name="615" table:display="true" table:show-details="true"/>
                <table:data-pilot-member table:name="895" table:display="true" table:show-details="true"/>
                <table:data-pilot-member table:name="897" table:display="true" table:show-details="true"/>
                <table:data-pilot-member table:name="1041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4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2030" table:display="true" table:show-details="true"/>
                <table:data-pilot-member table:name="2032" table:display="true" table:show-details="true"/>
                <table:data-pilot-member table:name="2033" table:display="true" table:show-details="true"/>
                <table:data-pilot-member table:name="3424" table:display="true" table:show-details="true"/>
                <table:data-pilot-member table:name="3432" table:display="true" table:show-details="true"/>
                <table:data-pilot-member table:name="4166" table:display="true" table:show-details="true"/>
                <table:data-pilot-member table:name="4168" table:display="true" table:show-details="true"/>
                <table:data-pilot-member table:name="4533" table:display="true" table:show-details="true"/>
                <table:data-pilot-member table:name="4537" table:display="true" table:show-details="true"/>
                <table:data-pilot-member table:name="4549" table:display="true" table:show-details="true"/>
                <table:data-pilot-member table:name="7458" table:display="true" table:show-details="true"/>
                <table:data-pilot-member table:name="7459" table:display="true" table:show-details="true"/>
                <table:data-pilot-member table:name="7462" table:display="true" table:show-details="true"/>
                <table:data-pilot-member table:name="16661" table:display="true" table:show-details="true"/>
                <table:data-pilot-member table:name="16663" table:display="true" table:show-details="true"/>
                <table:data-pilot-member table:name="16670" table:display="true" table:show-details="true"/>
                <table:data-pilot-member table:name="18212" table:display="true" table:show-details="true"/>
                <table:data-pilot-member table:name="18224" table:display="true" table:show-details="true"/>
                <table:data-pilot-member table:name="18248" table:display="true" table:show-details="true"/>
                <table:data-pilot-member table:name="66616" table:display="true" table:show-details="true"/>
                <table:data-pilot-member table:name="66642" table:display="true" table:show-details="true"/>
                <table:data-pilot-member table:name="666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16:45:17.171978543</dc:date>
    <meta:editing-duration>PT50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